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octave -3</text:p>
          </table:table-cell>
          <table:table-cell table:style-name="ce5" table:number-columns-repeated="5"/>
          <table:table-cell table:style-name="Default"/>
          <table:table-cell table:style-name="Default" office:value-type="string" calcext:value-type="string">
            <text:p>finally not needed</text:p>
          </table:table-cell>
        </table:table-row>
        <table:table-row table:style-name="ro2">
          <table:table-cell table:style-name="ce2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style-name="ce6" office:value-type="string" calcext:value-type="string">
            <text:p>ICRn</text:p>
          </table:table-cell>
          <table:table-cell table:style-name="Default" office:value-type="string" calcext:value-type="string">
            <text:p>ICRn w/ same prescaler as og piezo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8.1757989156" calcext:value-type="float">
            <text:p>8.1757989156</text:p>
          </table:table-cell>
          <table:table-cell office:value-type="float" office:value="-6900" calcext:value-type="float">
            <text:p>-6900</text:p>
          </table:table-cell>
          <table:table-cell table:formula="of:=1000000/(2*[.E3])" office:value-type="float" office:value="61156.1029278698" calcext:value-type="float">
            <text:p>61156</text:p>
          </table:table-cell>
          <table:table-cell table:formula="of:=[.G3]/32" office:value-type="float" office:value="1911.12821649593" calcext:value-type="float">
            <text:p>191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#/Db</text:p>
          </table:table-cell>
          <table:table-cell office:value-type="float" office:value="8.661957218" calcext:value-type="float">
            <text:p>8.661957218</text:p>
          </table:table-cell>
          <table:table-cell office:value-type="float" office:value="-6800" calcext:value-type="float">
            <text:p>-6800</text:p>
          </table:table-cell>
          <table:table-cell table:formula="of:=1000000/(2*[.E4])" office:value-type="float" office:value="57723.6746172071" calcext:value-type="float">
            <text:p>57724</text:p>
          </table:table-cell>
          <table:table-cell table:formula="of:=[.G4]/32" office:value-type="float" office:value="1803.86483178772" calcext:value-type="float">
            <text:p>180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9.1770239974" calcext:value-type="float">
            <text:p>9.1770239974</text:p>
          </table:table-cell>
          <table:table-cell office:value-type="float" office:value="-6700" calcext:value-type="float">
            <text:p>-6700</text:p>
          </table:table-cell>
          <table:table-cell table:formula="of:=1000000/(2*[.E5])" office:value-type="float" office:value="54483.8937047193" calcext:value-type="float">
            <text:p>54484</text:p>
          </table:table-cell>
          <table:table-cell table:formula="of:=[.G5]/32" office:value-type="float" office:value="1702.62167827248" calcext:value-type="float">
            <text:p>170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#/Eb</text:p>
          </table:table-cell>
          <table:table-cell office:value-type="float" office:value="9.7227182413" calcext:value-type="float">
            <text:p>9.7227182413</text:p>
          </table:table-cell>
          <table:table-cell office:value-type="float" office:value="-6600" calcext:value-type="float">
            <text:p>-6600</text:p>
          </table:table-cell>
          <table:table-cell table:formula="of:=1000000/(2*[.E6])" office:value-type="float" office:value="51425.9477227375" calcext:value-type="float">
            <text:p>51426</text:p>
          </table:table-cell>
          <table:table-cell table:formula="of:=[.G6]/32" office:value-type="float" office:value="1607.06086633555" calcext:value-type="float">
            <text:p>1607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0.3008611535" calcext:value-type="float">
            <text:p>10.3008611535</text:p>
          </table:table-cell>
          <table:table-cell office:value-type="float" office:value="-6500" calcext:value-type="float">
            <text:p>-6500</text:p>
          </table:table-cell>
          <table:table-cell table:formula="of:=1000000/(2*[.E7])" office:value-type="float" office:value="48539.6310608566" calcext:value-type="float">
            <text:p>48540</text:p>
          </table:table-cell>
          <table:table-cell table:formula="of:=[.G7]/32" office:value-type="float" office:value="1516.86347065177" calcext:value-type="float">
            <text:p>1517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0.9133822323" calcext:value-type="float">
            <text:p>10.9133822323</text:p>
          </table:table-cell>
          <table:table-cell office:value-type="float" office:value="-6400" calcext:value-type="float">
            <text:p>-6400</text:p>
          </table:table-cell>
          <table:table-cell table:formula="of:=1000000/(2*[.E8])" office:value-type="float" office:value="45815.3109051899" calcext:value-type="float">
            <text:p>45815</text:p>
          </table:table-cell>
          <table:table-cell table:formula="of:=[.G8]/32" office:value-type="float" office:value="1431.72846578718" calcext:value-type="float">
            <text:p>143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#/Gb</text:p>
          </table:table-cell>
          <table:table-cell office:value-type="float" office:value="11.5623257097" calcext:value-type="float">
            <text:p>11.5623257097</text:p>
          </table:table-cell>
          <table:table-cell office:value-type="float" office:value="-6300" calcext:value-type="float">
            <text:p>-6300</text:p>
          </table:table-cell>
          <table:table-cell table:formula="of:=1000000/(2*[.E9])" office:value-type="float" office:value="43243.8950911523" calcext:value-type="float">
            <text:p>43244</text:p>
          </table:table-cell>
          <table:table-cell table:formula="of:=[.G9]/32" office:value-type="float" office:value="1351.37172159851" calcext:value-type="float">
            <text:p>135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12.2498573744" calcext:value-type="float">
            <text:p>12.2498573744</text:p>
          </table:table-cell>
          <table:table-cell office:value-type="float" office:value="-6200" calcext:value-type="float">
            <text:p>-6200</text:p>
          </table:table-cell>
          <table:table-cell table:formula="of:=1000000/(2*[.E10])" office:value-type="float" office:value="40816.8017568033" calcext:value-type="float">
            <text:p>40817</text:p>
          </table:table-cell>
          <table:table-cell table:formula="of:=[.G10]/32" office:value-type="float" office:value="1275.5250549001" calcext:value-type="float">
            <text:p>127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#/Ab</text:p>
          </table:table-cell>
          <table:table-cell office:value-type="float" office:value="12.9782717994" calcext:value-type="float">
            <text:p>12.9782717994</text:p>
          </table:table-cell>
          <table:table-cell office:value-type="float" office:value="-6100" calcext:value-type="float">
            <text:p>-6100</text:p>
          </table:table-cell>
          <table:table-cell table:formula="of:=1000000/(2*[.E11])" office:value-type="float" office:value="38525.9307038951" calcext:value-type="float">
            <text:p>38526</text:p>
          </table:table-cell>
          <table:table-cell table:formula="of:=[.G11]/32" office:value-type="float" office:value="1203.93533449672" calcext:value-type="float">
            <text:p>120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13.75" calcext:value-type="float">
            <text:p>13.75</text:p>
          </table:table-cell>
          <table:table-cell office:value-type="float" office:value="-6000" calcext:value-type="float">
            <text:p>-6000</text:p>
          </table:table-cell>
          <table:table-cell table:formula="of:=1000000/(2*[.E12])" office:value-type="float" office:value="36363.6363636364" calcext:value-type="float">
            <text:p>36364</text:p>
          </table:table-cell>
          <table:table-cell table:formula="of:=[.G12]/32" office:value-type="float" office:value="1136.36363636364" calcext:value-type="float">
            <text:p>113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#/Bb</text:p>
          </table:table-cell>
          <table:table-cell office:value-type="float" office:value="14.5676175474" calcext:value-type="float">
            <text:p>14.5676175474</text:p>
          </table:table-cell>
          <table:table-cell office:value-type="float" office:value="-5900" calcext:value-type="float">
            <text:p>-5900</text:p>
          </table:table-cell>
          <table:table-cell table:formula="of:=1000000/(2*[.E13])" office:value-type="float" office:value="34322.7022794293" calcext:value-type="float">
            <text:p>34323</text:p>
          </table:table-cell>
          <table:table-cell table:formula="of:=[.G13]/32" office:value-type="float" office:value="1072.58444623217" calcext:value-type="float">
            <text:p>107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5.4338531643" calcext:value-type="float">
            <text:p>15.4338531643</text:p>
          </table:table-cell>
          <table:table-cell office:value-type="float" office:value="-5800" calcext:value-type="float">
            <text:p>-5800</text:p>
          </table:table-cell>
          <table:table-cell table:formula="of:=1000000/(2*[.E14])" office:value-type="float" office:value="32396.3170231883" calcext:value-type="float">
            <text:p>32396</text:p>
          </table:table-cell>
          <table:table-cell table:formula="of:=[.G14]/32" office:value-type="float" office:value="1012.38490697463" calcext:value-type="float">
            <text:p>1012</text:p>
          </table:table-cell>
        </table:table-row>
        <table:table-row table:style-name="ro3">
          <table:table-cell table:style-name="ce4" office:value-type="string" calcext:value-type="string">
            <text:p>octave -4</text:p>
          </table:table-cell>
          <table:table-cell table:style-name="Default" table:number-columns-repeated="5"/>
          <table:table-cell table:formula="of:=1000000/(2*[.E15])" office:value-type="string" office:string-value="" calcext:value-type="error">
            <text:p>#DIV/0!</text:p>
          </table:table-cell>
          <table:table-cell table:formula="of:=[.G15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16])" office:value-type="string" office:string-value="" calcext:value-type="error">
            <text:p>#VALUE!</text:p>
          </table:table-cell>
          <table:table-cell table:formula="of:=[.G16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6.3515978313" calcext:value-type="float">
            <text:p>16.3515978313</text:p>
          </table:table-cell>
          <table:table-cell office:value-type="float" office:value="-5700" calcext:value-type="float">
            <text:p>-5700</text:p>
          </table:table-cell>
          <table:table-cell table:formula="of:=1000000/(2*[.E17])" office:value-type="float" office:value="30578.0514637479" calcext:value-type="float">
            <text:p>30578</text:p>
          </table:table-cell>
          <table:table-cell table:formula="of:=[.G17]/32" office:value-type="float" office:value="955.564108242122" calcext:value-type="float">
            <text:p>95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#/Db</text:p>
          </table:table-cell>
          <table:table-cell office:value-type="float" office:value="17.3239144361" calcext:value-type="float">
            <text:p>17.3239144361</text:p>
          </table:table-cell>
          <table:table-cell office:value-type="float" office:value="-5600" calcext:value-type="float">
            <text:p>-5600</text:p>
          </table:table-cell>
          <table:table-cell table:formula="of:=1000000/(2*[.E18])" office:value-type="float" office:value="28861.8373084369" calcext:value-type="float">
            <text:p>28862</text:p>
          </table:table-cell>
          <table:table-cell table:formula="of:=[.G18]/32" office:value-type="float" office:value="901.932415888654" calcext:value-type="float">
            <text:p>90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18.3540479948" calcext:value-type="float">
            <text:p>18.3540479948</text:p>
          </table:table-cell>
          <table:table-cell office:value-type="float" office:value="-5500" calcext:value-type="float">
            <text:p>-5500</text:p>
          </table:table-cell>
          <table:table-cell table:formula="of:=1000000/(2*[.E19])" office:value-type="float" office:value="27241.9468523597" calcext:value-type="float">
            <text:p>27242</text:p>
          </table:table-cell>
          <table:table-cell table:formula="of:=[.G19]/32" office:value-type="float" office:value="851.310839136239" calcext:value-type="float">
            <text:p>85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#/Eb</text:p>
          </table:table-cell>
          <table:table-cell office:value-type="float" office:value="19.4454364826" calcext:value-type="float">
            <text:p>19.4454364826</text:p>
          </table:table-cell>
          <table:table-cell office:value-type="float" office:value="-5400" calcext:value-type="float">
            <text:p>-5400</text:p>
          </table:table-cell>
          <table:table-cell table:formula="of:=1000000/(2*[.E20])" office:value-type="float" office:value="25712.9738613687" calcext:value-type="float">
            <text:p>25713</text:p>
          </table:table-cell>
          <table:table-cell table:formula="of:=[.G20]/32" office:value-type="float" office:value="803.530433167773" calcext:value-type="float">
            <text:p>80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20.6017223071" calcext:value-type="float">
            <text:p>20.6017223071</text:p>
          </table:table-cell>
          <table:table-cell office:value-type="float" office:value="-5300" calcext:value-type="float">
            <text:p>-5300</text:p>
          </table:table-cell>
          <table:table-cell table:formula="of:=1000000/(2*[.E21])" office:value-type="float" office:value="24269.8155303105" calcext:value-type="float">
            <text:p>24270</text:p>
          </table:table-cell>
          <table:table-cell table:formula="of:=[.G21]/32" office:value-type="float" office:value="758.431735322203" calcext:value-type="float">
            <text:p>758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21.8267644646" calcext:value-type="float">
            <text:p>21.8267644646</text:p>
          </table:table-cell>
          <table:table-cell office:value-type="float" office:value="-5200" calcext:value-type="float">
            <text:p>-5200</text:p>
          </table:table-cell>
          <table:table-cell table:formula="of:=1000000/(2*[.E22])" office:value-type="float" office:value="22907.655452595" calcext:value-type="float">
            <text:p>22908</text:p>
          </table:table-cell>
          <table:table-cell table:formula="of:=[.G22]/32" office:value-type="float" office:value="715.864232893592" calcext:value-type="float">
            <text:p>71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#/Gb</text:p>
          </table:table-cell>
          <table:table-cell office:value-type="float" office:value="23.1246514195" calcext:value-type="float">
            <text:p>23.1246514195</text:p>
          </table:table-cell>
          <table:table-cell office:value-type="float" office:value="-5100" calcext:value-type="float">
            <text:p>-5100</text:p>
          </table:table-cell>
          <table:table-cell table:formula="of:=1000000/(2*[.E23])" office:value-type="float" office:value="21621.9475454827" calcext:value-type="float">
            <text:p>21622</text:p>
          </table:table-cell>
          <table:table-cell table:formula="of:=[.G23]/32" office:value-type="float" office:value="675.685860796333" calcext:value-type="float">
            <text:p>67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24.4997147489" calcext:value-type="float">
            <text:p>24.4997147489</text:p>
          </table:table-cell>
          <table:table-cell office:value-type="float" office:value="-5000" calcext:value-type="float">
            <text:p>-5000</text:p>
          </table:table-cell>
          <table:table-cell table:formula="of:=1000000/(2*[.E24])" office:value-type="float" office:value="20408.4008783184" calcext:value-type="float">
            <text:p>20408</text:p>
          </table:table-cell>
          <table:table-cell table:formula="of:=[.G24]/32" office:value-type="float" office:value="637.762527447449" calcext:value-type="float">
            <text:p>638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#/Ab</text:p>
          </table:table-cell>
          <table:table-cell office:value-type="float" office:value="25.9565435987" calcext:value-type="float">
            <text:p>25.9565435987</text:p>
          </table:table-cell>
          <table:table-cell office:value-type="float" office:value="-4900" calcext:value-type="float">
            <text:p>-4900</text:p>
          </table:table-cell>
          <table:table-cell table:formula="of:=1000000/(2*[.E25])" office:value-type="float" office:value="19262.9653520217" calcext:value-type="float">
            <text:p>19263</text:p>
          </table:table-cell>
          <table:table-cell table:formula="of:=[.G25]/32" office:value-type="float" office:value="601.96766725068" calcext:value-type="float">
            <text:p>60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27.5" calcext:value-type="float">
            <text:p>27.5</text:p>
          </table:table-cell>
          <table:table-cell office:value-type="float" office:value="-4800" calcext:value-type="float">
            <text:p>-4800</text:p>
          </table:table-cell>
          <table:table-cell table:formula="of:=1000000/(2*[.E26])" office:value-type="float" office:value="18181.8181818182" calcext:value-type="float">
            <text:p>18182</text:p>
          </table:table-cell>
          <table:table-cell table:formula="of:=[.G26]/32" office:value-type="float" office:value="568.181818181818" calcext:value-type="float">
            <text:p>568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#/Bb</text:p>
          </table:table-cell>
          <table:table-cell office:value-type="float" office:value="29.1352350949" calcext:value-type="float">
            <text:p>29.1352350949</text:p>
          </table:table-cell>
          <table:table-cell office:value-type="float" office:value="-4700" calcext:value-type="float">
            <text:p>-4700</text:p>
          </table:table-cell>
          <table:table-cell table:formula="of:=1000000/(2*[.E27])" office:value-type="float" office:value="17161.3511396557" calcext:value-type="float">
            <text:p>17161</text:p>
          </table:table-cell>
          <table:table-cell table:formula="of:=[.G27]/32" office:value-type="float" office:value="536.292223114242" calcext:value-type="float">
            <text:p>53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30.8677063285" calcext:value-type="float">
            <text:p>30.8677063285</text:p>
          </table:table-cell>
          <table:table-cell office:value-type="float" office:value="-4600" calcext:value-type="float">
            <text:p>-4600</text:p>
          </table:table-cell>
          <table:table-cell table:formula="of:=1000000/(2*[.E28])" office:value-type="float" office:value="16198.1585116466" calcext:value-type="float">
            <text:p>16198</text:p>
          </table:table-cell>
          <table:table-cell table:formula="of:=[.G28]/32" office:value-type="float" office:value="506.192453488956" calcext:value-type="float">
            <text:p>506</text:p>
          </table:table-cell>
        </table:table-row>
        <table:table-row table:style-name="ro3">
          <table:table-cell table:style-name="ce4" office:value-type="string" calcext:value-type="string">
            <text:p>octave -3</text:p>
          </table:table-cell>
          <table:table-cell table:style-name="Default" table:number-columns-repeated="5"/>
          <table:table-cell table:formula="of:=1000000/(2*[.E29])" office:value-type="string" office:string-value="" calcext:value-type="error">
            <text:p>#DIV/0!</text:p>
          </table:table-cell>
          <table:table-cell table:formula="of:=[.G29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30])" office:value-type="string" office:string-value="" calcext:value-type="error">
            <text:p>#VALUE!</text:p>
          </table:table-cell>
          <table:table-cell table:formula="of:=[.G30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32.7031956626" calcext:value-type="float">
            <text:p>32.7031956626</text:p>
          </table:table-cell>
          <table:table-cell office:value-type="float" office:value="-4500" calcext:value-type="float">
            <text:p>-4500</text:p>
          </table:table-cell>
          <table:table-cell table:formula="of:=1000000/(2*[.E31])" office:value-type="float" office:value="15289.025731874" calcext:value-type="float">
            <text:p>15289</text:p>
          </table:table-cell>
          <table:table-cell table:formula="of:=[.G31]/32" office:value-type="float" office:value="477.782054121061" calcext:value-type="float">
            <text:p>478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#/Db</text:p>
          </table:table-cell>
          <table:table-cell office:value-type="float" office:value="34.6478288721" calcext:value-type="float">
            <text:p>34.6478288721</text:p>
          </table:table-cell>
          <table:table-cell office:value-type="float" office:value="-4400" calcext:value-type="float">
            <text:p>-4400</text:p>
          </table:table-cell>
          <table:table-cell table:formula="of:=1000000/(2*[.E32])" office:value-type="float" office:value="14430.9186542601" calcext:value-type="float">
            <text:p>14431</text:p>
          </table:table-cell>
          <table:table-cell table:formula="of:=[.G32]/32" office:value-type="float" office:value="450.966207945629" calcext:value-type="float">
            <text:p>45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36.7080959897" calcext:value-type="float">
            <text:p>36.7080959897</text:p>
          </table:table-cell>
          <table:table-cell office:value-type="float" office:value="-4300" calcext:value-type="float">
            <text:p>-4300</text:p>
          </table:table-cell>
          <table:table-cell table:formula="of:=1000000/(2*[.E33])" office:value-type="float" office:value="13620.9734261427" calcext:value-type="float">
            <text:p>13621</text:p>
          </table:table-cell>
          <table:table-cell table:formula="of:=[.G33]/32" office:value-type="float" office:value="425.65541956696" calcext:value-type="float">
            <text:p>42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#/Eb</text:p>
          </table:table-cell>
          <table:table-cell office:value-type="float" office:value="38.8908729653" calcext:value-type="float">
            <text:p>38.8908729653</text:p>
          </table:table-cell>
          <table:table-cell office:value-type="float" office:value="-4200" calcext:value-type="float">
            <text:p>-4200</text:p>
          </table:table-cell>
          <table:table-cell table:formula="of:=1000000/(2*[.E34])" office:value-type="float" office:value="12856.4869306513" calcext:value-type="float">
            <text:p>12856</text:p>
          </table:table-cell>
          <table:table-cell table:formula="of:=[.G34]/32" office:value-type="float" office:value="401.765216582854" calcext:value-type="float">
            <text:p>40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1.2034446141" calcext:value-type="float">
            <text:p>41.2034446141</text:p>
          </table:table-cell>
          <table:table-cell office:value-type="float" office:value="-4100" calcext:value-type="float">
            <text:p>-4100</text:p>
          </table:table-cell>
          <table:table-cell table:formula="of:=1000000/(2*[.E35])" office:value-type="float" office:value="12134.9077651847" calcext:value-type="float">
            <text:p>12135</text:p>
          </table:table-cell>
          <table:table-cell table:formula="of:=[.G35]/32" office:value-type="float" office:value="379.215867662022" calcext:value-type="float">
            <text:p>379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43.6535289291" calcext:value-type="float">
            <text:p>43.6535289291</text:p>
          </table:table-cell>
          <table:table-cell office:value-type="float" office:value="-4000" calcext:value-type="float">
            <text:p>-4000</text:p>
          </table:table-cell>
          <table:table-cell table:formula="of:=1000000/(2*[.E36])" office:value-type="float" office:value="11453.8277263237" calcext:value-type="float">
            <text:p>11454</text:p>
          </table:table-cell>
          <table:table-cell table:formula="of:=[.G36]/32" office:value-type="float" office:value="357.932116447616" calcext:value-type="float">
            <text:p>358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#/Gb</text:p>
          </table:table-cell>
          <table:table-cell office:value-type="float" office:value="46.249302839" calcext:value-type="float">
            <text:p>46.249302839</text:p>
          </table:table-cell>
          <table:table-cell office:value-type="float" office:value="-3900" calcext:value-type="float">
            <text:p>-3900</text:p>
          </table:table-cell>
          <table:table-cell table:formula="of:=1000000/(2*[.E37])" office:value-type="float" office:value="10810.9737727413" calcext:value-type="float">
            <text:p>10811</text:p>
          </table:table-cell>
          <table:table-cell table:formula="of:=[.G37]/32" office:value-type="float" office:value="337.842930398166" calcext:value-type="float">
            <text:p>33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float" office:value="48.9994294977" calcext:value-type="float">
            <text:p>48.9994294977</text:p>
          </table:table-cell>
          <table:table-cell office:value-type="float" office:value="-3800" calcext:value-type="float">
            <text:p>-3800</text:p>
          </table:table-cell>
          <table:table-cell table:formula="of:=1000000/(2*[.E38])" office:value-type="float" office:value="10204.20043918" calcext:value-type="float">
            <text:p>10204</text:p>
          </table:table-cell>
          <table:table-cell table:formula="of:=[.G38]/32" office:value-type="float" office:value="318.881263724375" calcext:value-type="float">
            <text:p>31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#/Ab</text:p>
          </table:table-cell>
          <table:table-cell office:value-type="float" office:value="51.9130871975" calcext:value-type="float">
            <text:p>51.9130871975</text:p>
          </table:table-cell>
          <table:table-cell office:value-type="float" office:value="-3700" calcext:value-type="float">
            <text:p>-3700</text:p>
          </table:table-cell>
          <table:table-cell table:formula="of:=1000000/(2*[.E39])" office:value-type="float" office:value="9631.48267599232" calcext:value-type="float">
            <text:p>9631</text:p>
          </table:table-cell>
          <table:table-cell table:formula="of:=[.G39]/32" office:value-type="float" office:value="300.98383362476" calcext:value-type="float">
            <text:p>30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-3600" calcext:value-type="float">
            <text:p>-3600</text:p>
          </table:table-cell>
          <table:table-cell table:formula="of:=1000000/(2*[.E40])" office:value-type="float" office:value="9090.90909090909" calcext:value-type="float">
            <text:p>9091</text:p>
          </table:table-cell>
          <table:table-cell table:formula="of:=[.G40]/32" office:value-type="float" office:value="284.090909090909" calcext:value-type="float">
            <text:p>284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#/Bb</text:p>
          </table:table-cell>
          <table:table-cell office:value-type="float" office:value="58.2704701898" calcext:value-type="float">
            <text:p>58.2704701898</text:p>
          </table:table-cell>
          <table:table-cell office:value-type="float" office:value="-3500" calcext:value-type="float">
            <text:p>-3500</text:p>
          </table:table-cell>
          <table:table-cell table:formula="of:=1000000/(2*[.E41])" office:value-type="float" office:value="8580.67556982787" calcext:value-type="float">
            <text:p>8581</text:p>
          </table:table-cell>
          <table:table-cell table:formula="of:=[.G41]/32" office:value-type="float" office:value="268.146111557121" calcext:value-type="float">
            <text:p>26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61.735412657" calcext:value-type="float">
            <text:p>61.735412657</text:p>
          </table:table-cell>
          <table:table-cell office:value-type="float" office:value="-3400" calcext:value-type="float">
            <text:p>-3400</text:p>
          </table:table-cell>
          <table:table-cell table:formula="of:=1000000/(2*[.E42])" office:value-type="float" office:value="8099.0792558233" calcext:value-type="float">
            <text:p>8099</text:p>
          </table:table-cell>
          <table:table-cell table:formula="of:=[.G42]/32" office:value-type="float" office:value="253.096226744478" calcext:value-type="float">
            <text:p>253</text:p>
          </table:table-cell>
        </table:table-row>
        <table:table-row table:style-name="ro3">
          <table:table-cell table:style-name="ce4" office:value-type="string" calcext:value-type="string">
            <text:p>octave -2</text:p>
          </table:table-cell>
          <table:table-cell table:style-name="Default" table:number-columns-repeated="5"/>
          <table:table-cell table:formula="of:=1000000/(2*[.E43])" office:value-type="string" office:string-value="" calcext:value-type="error">
            <text:p>#DIV/0!</text:p>
          </table:table-cell>
          <table:table-cell table:formula="of:=[.G43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44])" office:value-type="string" office:string-value="" calcext:value-type="error">
            <text:p>#VALUE!</text:p>
          </table:table-cell>
          <table:table-cell table:formula="of:=[.G44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65.4063913251" calcext:value-type="float">
            <text:p>65.4063913251</text:p>
          </table:table-cell>
          <table:table-cell office:value-type="float" office:value="-3300" calcext:value-type="float">
            <text:p>-3300</text:p>
          </table:table-cell>
          <table:table-cell table:formula="of:=1000000/(2*[.E45])" office:value-type="float" office:value="7644.51286594866" calcext:value-type="float">
            <text:p>7645</text:p>
          </table:table-cell>
          <table:table-cell table:formula="of:=[.G45]/32" office:value-type="float" office:value="238.891027060896" calcext:value-type="float">
            <text:p>23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#/Db</text:p>
          </table:table-cell>
          <table:table-cell office:value-type="float" office:value="69.2956577442" calcext:value-type="float">
            <text:p>69.2956577442</text:p>
          </table:table-cell>
          <table:table-cell office:value-type="float" office:value="-3200" calcext:value-type="float">
            <text:p>-3200</text:p>
          </table:table-cell>
          <table:table-cell table:formula="of:=1000000/(2*[.E46])" office:value-type="float" office:value="7215.45932713006" calcext:value-type="float">
            <text:p>7215</text:p>
          </table:table-cell>
          <table:table-cell table:formula="of:=[.G46]/32" office:value-type="float" office:value="225.483103972814" calcext:value-type="float">
            <text:p>22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73.4161919794" calcext:value-type="float">
            <text:p>73.4161919794</text:p>
          </table:table-cell>
          <table:table-cell office:value-type="float" office:value="-3100" calcext:value-type="float">
            <text:p>-3100</text:p>
          </table:table-cell>
          <table:table-cell table:formula="of:=1000000/(2*[.E47])" office:value-type="float" office:value="6810.48671307136" calcext:value-type="float">
            <text:p>6810</text:p>
          </table:table-cell>
          <table:table-cell table:formula="of:=[.G47]/32" office:value-type="float" office:value="212.82770978348" calcext:value-type="float">
            <text:p>213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#/Eb</text:p>
          </table:table-cell>
          <table:table-cell office:value-type="float" office:value="77.7817459305" calcext:value-type="float">
            <text:p>77.7817459305</text:p>
          </table:table-cell>
          <table:table-cell office:value-type="float" office:value="-3000" calcext:value-type="float">
            <text:p>-3000</text:p>
          </table:table-cell>
          <table:table-cell table:formula="of:=1000000/(2*[.E48])" office:value-type="float" office:value="6428.24346533392" calcext:value-type="float">
            <text:p>6428</text:p>
          </table:table-cell>
          <table:table-cell table:formula="of:=[.G48]/32" office:value-type="float" office:value="200.882608291685" calcext:value-type="float">
            <text:p>20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82.4068892282" calcext:value-type="float">
            <text:p>82.4068892282</text:p>
          </table:table-cell>
          <table:table-cell office:value-type="float" office:value="-2900" calcext:value-type="float">
            <text:p>-2900</text:p>
          </table:table-cell>
          <table:table-cell table:formula="of:=1000000/(2*[.E49])" office:value-type="float" office:value="6067.45388259235" calcext:value-type="float">
            <text:p>6067</text:p>
          </table:table-cell>
          <table:table-cell table:formula="of:=[.G49]/32" office:value-type="float" office:value="189.607933831011" calcext:value-type="float">
            <text:p>19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7.3070578583" calcext:value-type="float">
            <text:p>87.3070578583</text:p>
          </table:table-cell>
          <table:table-cell office:value-type="float" office:value="-2800" calcext:value-type="float">
            <text:p>-2800</text:p>
          </table:table-cell>
          <table:table-cell table:formula="of:=1000000/(2*[.E50])" office:value-type="float" office:value="5726.9138631553" calcext:value-type="float">
            <text:p>5727</text:p>
          </table:table-cell>
          <table:table-cell table:formula="of:=[.G50]/32" office:value-type="float" office:value="178.966058223603" calcext:value-type="float">
            <text:p>17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#/Gb</text:p>
          </table:table-cell>
          <table:table-cell office:value-type="float" office:value="92.4986056779" calcext:value-type="float">
            <text:p>92.4986056779</text:p>
          </table:table-cell>
          <table:table-cell office:value-type="float" office:value="-2700" calcext:value-type="float">
            <text:p>-2700</text:p>
          </table:table-cell>
          <table:table-cell table:formula="of:=1000000/(2*[.E51])" office:value-type="float" office:value="5405.48688637651" calcext:value-type="float">
            <text:p>5405</text:p>
          </table:table-cell>
          <table:table-cell table:formula="of:=[.G51]/32" office:value-type="float" office:value="168.921465199266" calcext:value-type="float">
            <text:p>169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97.9988589954" calcext:value-type="float">
            <text:p>97.9988589954</text:p>
          </table:table-cell>
          <table:table-cell office:value-type="float" office:value="-2600" calcext:value-type="float">
            <text:p>-2600</text:p>
          </table:table-cell>
          <table:table-cell table:formula="of:=1000000/(2*[.E52])" office:value-type="float" office:value="5102.10021959" calcext:value-type="float">
            <text:p>5102</text:p>
          </table:table-cell>
          <table:table-cell table:formula="of:=[.G52]/32" office:value-type="float" office:value="159.440631862188" calcext:value-type="float">
            <text:p>159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#/Ab</text:p>
          </table:table-cell>
          <table:table-cell office:value-type="float" office:value="103.826174395" calcext:value-type="float">
            <text:p>103.826174395</text:p>
          </table:table-cell>
          <table:table-cell office:value-type="float" office:value="-2500" calcext:value-type="float">
            <text:p>-2500</text:p>
          </table:table-cell>
          <table:table-cell table:formula="of:=1000000/(2*[.E53])" office:value-type="float" office:value="4815.74133799616" calcext:value-type="float">
            <text:p>4816</text:p>
          </table:table-cell>
          <table:table-cell table:formula="of:=[.G53]/32" office:value-type="float" office:value="150.49191681238" calcext:value-type="float">
            <text:p>150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float" office:value="-2400" calcext:value-type="float">
            <text:p>-2400</text:p>
          </table:table-cell>
          <table:table-cell table:formula="of:=1000000/(2*[.E54])" office:value-type="float" office:value="4545.45454545455" calcext:value-type="float">
            <text:p>4545</text:p>
          </table:table-cell>
          <table:table-cell table:formula="of:=[.G54]/32" office:value-type="float" office:value="142.045454545455" calcext:value-type="float">
            <text:p>142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#/Bb</text:p>
          </table:table-cell>
          <table:table-cell office:value-type="float" office:value="116.5409403795" calcext:value-type="float">
            <text:p>116.5409403795</text:p>
          </table:table-cell>
          <table:table-cell office:value-type="float" office:value="-2300" calcext:value-type="float">
            <text:p>-2300</text:p>
          </table:table-cell>
          <table:table-cell table:formula="of:=1000000/(2*[.E55])" office:value-type="float" office:value="4290.33778491762" calcext:value-type="float">
            <text:p>4290</text:p>
          </table:table-cell>
          <table:table-cell table:formula="of:=[.G55]/32" office:value-type="float" office:value="134.073055778676" calcext:value-type="float">
            <text:p>134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123.470825314" calcext:value-type="float">
            <text:p>123.470825314</text:p>
          </table:table-cell>
          <table:table-cell office:value-type="float" office:value="-2200" calcext:value-type="float">
            <text:p>-2200</text:p>
          </table:table-cell>
          <table:table-cell table:formula="of:=1000000/(2*[.E56])" office:value-type="float" office:value="4049.53962791165" calcext:value-type="float">
            <text:p>4050</text:p>
          </table:table-cell>
          <table:table-cell table:formula="of:=[.G56]/32" office:value-type="float" office:value="126.548113372239" calcext:value-type="float">
            <text:p>127</text:p>
          </table:table-cell>
        </table:table-row>
        <table:table-row table:style-name="ro3">
          <table:table-cell table:style-name="ce4" office:value-type="string" calcext:value-type="string">
            <text:p>octave -1</text:p>
          </table:table-cell>
          <table:table-cell table:style-name="Default" table:number-columns-repeated="5"/>
          <table:table-cell table:formula="of:=1000000/(2*[.E57])" office:value-type="string" office:string-value="" calcext:value-type="error">
            <text:p>#DIV/0!</text:p>
          </table:table-cell>
          <table:table-cell table:formula="of:=[.G57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58])" office:value-type="string" office:string-value="" calcext:value-type="error">
            <text:p>#VALUE!</text:p>
          </table:table-cell>
          <table:table-cell table:formula="of:=[.G58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30.8127826503" calcext:value-type="float">
            <text:p>130.8127826503</text:p>
          </table:table-cell>
          <table:table-cell office:value-type="float" office:value="-2100" calcext:value-type="float">
            <text:p>-2100</text:p>
          </table:table-cell>
          <table:table-cell table:formula="of:=1000000/(2*[.E59])" office:value-type="float" office:value="3822.25643297141" calcext:value-type="float">
            <text:p>3822</text:p>
          </table:table-cell>
          <table:table-cell table:formula="of:=[.G59]/32" office:value-type="float" office:value="119.445513530357" calcext:value-type="float">
            <text:p>119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#/Db</text:p>
          </table:table-cell>
          <table:table-cell office:value-type="float" office:value="138.5913154884" calcext:value-type="float">
            <text:p>138.5913154884</text:p>
          </table:table-cell>
          <table:table-cell office:value-type="float" office:value="-2000" calcext:value-type="float">
            <text:p>-2000</text:p>
          </table:table-cell>
          <table:table-cell table:formula="of:=1000000/(2*[.E60])" office:value-type="float" office:value="3607.72966356503" calcext:value-type="float">
            <text:p>3608</text:p>
          </table:table-cell>
          <table:table-cell table:formula="of:=[.G60]/32" office:value-type="float" office:value="112.741551986407" calcext:value-type="float">
            <text:p>113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146.8323839587" calcext:value-type="float">
            <text:p>146.8323839587</text:p>
          </table:table-cell>
          <table:table-cell office:value-type="float" office:value="-1900" calcext:value-type="float">
            <text:p>-1900</text:p>
          </table:table-cell>
          <table:table-cell table:formula="of:=1000000/(2*[.E61])" office:value-type="float" office:value="3405.243356538" calcext:value-type="float">
            <text:p>3405</text:p>
          </table:table-cell>
          <table:table-cell table:formula="of:=[.G61]/32" office:value-type="float" office:value="106.413854891813" calcext:value-type="float">
            <text:p>106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#/Eb</text:p>
          </table:table-cell>
          <table:table-cell office:value-type="float" office:value="155.563491861" calcext:value-type="float">
            <text:p>155.563491861</text:p>
          </table:table-cell>
          <table:table-cell office:value-type="float" office:value="-1800" calcext:value-type="float">
            <text:p>-1800</text:p>
          </table:table-cell>
          <table:table-cell table:formula="of:=1000000/(2*[.E62])" office:value-type="float" office:value="3214.12173266696" calcext:value-type="float">
            <text:p>3214</text:p>
          </table:table-cell>
          <table:table-cell table:formula="of:=[.G62]/32" office:value-type="float" office:value="100.441304145843" calcext:value-type="float">
            <text:p>100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164.8137784564" calcext:value-type="float">
            <text:p>164.8137784564</text:p>
          </table:table-cell>
          <table:table-cell office:value-type="float" office:value="-1700" calcext:value-type="float">
            <text:p>-1700</text:p>
          </table:table-cell>
          <table:table-cell table:formula="of:=1000000/(2*[.E63])" office:value-type="float" office:value="3033.72694129618" calcext:value-type="float">
            <text:p>3034</text:p>
          </table:table-cell>
          <table:table-cell table:formula="of:=[.G63]/32" office:value-type="float" office:value="94.8039669155055" calcext:value-type="float">
            <text:p>95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174.6141157165" calcext:value-type="float">
            <text:p>174.6141157165</text:p>
          </table:table-cell>
          <table:table-cell office:value-type="float" office:value="-1600" calcext:value-type="float">
            <text:p>-1600</text:p>
          </table:table-cell>
          <table:table-cell table:formula="of:=1000000/(2*[.E64])" office:value-type="float" office:value="2863.45693157929" calcext:value-type="float">
            <text:p>2863</text:p>
          </table:table-cell>
          <table:table-cell table:formula="of:=[.G64]/32" office:value-type="float" office:value="89.4830291118528" calcext:value-type="float">
            <text:p>89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#/Gb</text:p>
          </table:table-cell>
          <table:table-cell office:value-type="float" office:value="184.9972113558" calcext:value-type="float">
            <text:p>184.9972113558</text:p>
          </table:table-cell>
          <table:table-cell office:value-type="float" office:value="-1500" calcext:value-type="float">
            <text:p>-1500</text:p>
          </table:table-cell>
          <table:table-cell table:formula="of:=1000000/(2*[.E65])" office:value-type="float" office:value="2702.74344318825" calcext:value-type="float">
            <text:p>2703</text:p>
          </table:table-cell>
          <table:table-cell table:formula="of:=[.G65]/32" office:value-type="float" office:value="84.4607325996329" calcext:value-type="float">
            <text:p>84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float" office:value="195.9977179909" calcext:value-type="float">
            <text:p>195.9977179909</text:p>
          </table:table-cell>
          <table:table-cell office:value-type="float" office:value="-1400" calcext:value-type="float">
            <text:p>-1400</text:p>
          </table:table-cell>
          <table:table-cell table:formula="of:=1000000/(2*[.E66])" office:value-type="float" office:value="2551.0501097937" calcext:value-type="float">
            <text:p>2551</text:p>
          </table:table-cell>
          <table:table-cell table:formula="of:=[.G66]/32" office:value-type="float" office:value="79.7203159310531" calcext:value-type="float">
            <text:p>80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#/Ab</text:p>
          </table:table-cell>
          <table:table-cell office:value-type="float" office:value="207.65234879" calcext:value-type="float">
            <text:p>207.65234879</text:p>
          </table:table-cell>
          <table:table-cell office:value-type="float" office:value="-1300" calcext:value-type="float">
            <text:p>-1300</text:p>
          </table:table-cell>
          <table:table-cell table:formula="of:=1000000/(2*[.E67])" office:value-type="float" office:value="2407.87066899808" calcext:value-type="float">
            <text:p>2408</text:p>
          </table:table-cell>
          <table:table-cell table:formula="of:=[.G67]/32" office:value-type="float" office:value="75.24595840619" calcext:value-type="float">
            <text:p>75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float" office:value="-1200" calcext:value-type="float">
            <text:p>-1200</text:p>
          </table:table-cell>
          <table:table-cell table:formula="of:=1000000/(2*[.E68])" office:value-type="float" office:value="2272.72727272727" calcext:value-type="float">
            <text:p>2273</text:p>
          </table:table-cell>
          <table:table-cell table:formula="of:=[.G68]/32" office:value-type="float" office:value="71.0227272727273" calcext:value-type="float">
            <text:p>7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#/Bb</text:p>
          </table:table-cell>
          <table:table-cell office:value-type="float" office:value="233.081880759" calcext:value-type="float">
            <text:p>233.081880759</text:p>
          </table:table-cell>
          <table:table-cell office:value-type="float" office:value="-1100" calcext:value-type="float">
            <text:p>-1100</text:p>
          </table:table-cell>
          <table:table-cell table:formula="of:=1000000/(2*[.E69])" office:value-type="float" office:value="2145.16889245881" calcext:value-type="float">
            <text:p>2145</text:p>
          </table:table-cell>
          <table:table-cell table:formula="of:=[.G69]/32" office:value-type="float" office:value="67.0365278893378" calcext:value-type="float">
            <text:p>67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246.9416506281" calcext:value-type="float">
            <text:p>246.9416506281</text:p>
          </table:table-cell>
          <table:table-cell office:value-type="float" office:value="-1000" calcext:value-type="float">
            <text:p>-1000</text:p>
          </table:table-cell>
          <table:table-cell table:formula="of:=1000000/(2*[.E70])" office:value-type="float" office:value="2024.76981395501" calcext:value-type="float">
            <text:p>2025</text:p>
          </table:table-cell>
          <table:table-cell table:formula="of:=[.G70]/32" office:value-type="float" office:value="63.2740566860939" calcext:value-type="float">
            <text:p>63</text:p>
          </table:table-cell>
        </table:table-row>
        <table:table-row table:style-name="ro3">
          <table:table-cell table:style-name="ce4" office:value-type="string" calcext:value-type="string">
            <text:p>octave 0</text:p>
          </table:table-cell>
          <table:table-cell table:style-name="Default" table:number-columns-repeated="5"/>
          <table:table-cell table:formula="of:=1000000/(2*[.E71])" office:value-type="string" office:string-value="" calcext:value-type="error">
            <text:p>#DIV/0!</text:p>
          </table:table-cell>
          <table:table-cell table:formula="of:=[.G71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72])" office:value-type="string" office:string-value="" calcext:value-type="error">
            <text:p>#VALUE!</text:p>
          </table:table-cell>
          <table:table-cell table:formula="of:=[.G72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261.6255653006" calcext:value-type="float">
            <text:p>261.6255653006</text:p>
          </table:table-cell>
          <table:table-cell office:value-type="float" office:value="-900" calcext:value-type="float">
            <text:p>-900</text:p>
          </table:table-cell>
          <table:table-cell table:formula="of:=1000000/(2*[.E73])" office:value-type="float" office:value="1911.12821648571" calcext:value-type="float">
            <text:p>1911</text:p>
          </table:table-cell>
          <table:table-cell table:formula="of:=[.G73]/32" office:value-type="float" office:value="59.7227567651783" calcext:value-type="float">
            <text:p>60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#/Db</text:p>
          </table:table-cell>
          <table:table-cell office:value-type="float" office:value="277.1826309769" calcext:value-type="float">
            <text:p>277.1826309769</text:p>
          </table:table-cell>
          <table:table-cell office:value-type="float" office:value="-800" calcext:value-type="float">
            <text:p>-800</text:p>
          </table:table-cell>
          <table:table-cell table:formula="of:=1000000/(2*[.E74])" office:value-type="float" office:value="1803.86483178186" calcext:value-type="float">
            <text:p>1804</text:p>
          </table:table-cell>
          <table:table-cell table:formula="of:=[.G74]/32" office:value-type="float" office:value="56.3707759931832" calcext:value-type="float">
            <text:p>56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293.6647679174" calcext:value-type="float">
            <text:p>293.6647679174</text:p>
          </table:table-cell>
          <table:table-cell office:value-type="float" office:value="-700" calcext:value-type="float">
            <text:p>-700</text:p>
          </table:table-cell>
          <table:table-cell table:formula="of:=1000000/(2*[.E75])" office:value-type="float" office:value="1702.621678269" calcext:value-type="float">
            <text:p>1703</text:p>
          </table:table-cell>
          <table:table-cell table:formula="of:=[.G75]/32" office:value-type="float" office:value="53.2069274459063" calcext:value-type="float">
            <text:p>53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#/Eb</text:p>
          </table:table-cell>
          <table:table-cell office:value-type="float" office:value="311.1269837221" calcext:value-type="float">
            <text:p>311.1269837221</text:p>
          </table:table-cell>
          <table:table-cell office:value-type="float" office:value="-600" calcext:value-type="float">
            <text:p>-600</text:p>
          </table:table-cell>
          <table:table-cell table:formula="of:=1000000/(2*[.E76])" office:value-type="float" office:value="1607.06086633296" calcext:value-type="float">
            <text:p>1607</text:p>
          </table:table-cell>
          <table:table-cell table:formula="of:=[.G76]/32" office:value-type="float" office:value="50.2206520729051" calcext:value-type="float">
            <text:p>50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float" office:value="329.6275569129" calcext:value-type="float">
            <text:p>329.6275569129</text:p>
          </table:table-cell>
          <table:table-cell office:value-type="float" office:value="-500" calcext:value-type="float">
            <text:p>-500</text:p>
          </table:table-cell>
          <table:table-cell table:formula="of:=1000000/(2*[.E77])" office:value-type="float" office:value="1516.86347064763" calcext:value-type="float">
            <text:p>1517</text:p>
          </table:table-cell>
          <table:table-cell table:formula="of:=[.G77]/32" office:value-type="float" office:value="47.4019834577384" calcext:value-type="float">
            <text:p>47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349.228231433" calcext:value-type="float">
            <text:p>349.228231433</text:p>
          </table:table-cell>
          <table:table-cell office:value-type="float" office:value="-400" calcext:value-type="float">
            <text:p>-400</text:p>
          </table:table-cell>
          <table:table-cell table:formula="of:=1000000/(2*[.E78])" office:value-type="float" office:value="1431.72846578964" calcext:value-type="float">
            <text:p>1432</text:p>
          </table:table-cell>
          <table:table-cell table:formula="of:=[.G78]/32" office:value-type="float" office:value="44.7415145559264" calcext:value-type="float">
            <text:p>45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#/Gb</text:p>
          </table:table-cell>
          <table:table-cell office:value-type="float" office:value="369.9944227116" calcext:value-type="float">
            <text:p>369.9944227116</text:p>
          </table:table-cell>
          <table:table-cell office:value-type="float" office:value="-300" calcext:value-type="float">
            <text:p>-300</text:p>
          </table:table-cell>
          <table:table-cell table:formula="of:=1000000/(2*[.E79])" office:value-type="float" office:value="1351.37172159413" calcext:value-type="float">
            <text:p>1351</text:p>
          </table:table-cell>
          <table:table-cell table:formula="of:=[.G79]/32" office:value-type="float" office:value="42.2303662998165" calcext:value-type="float">
            <text:p>42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391.9954359817" calcext:value-type="float">
            <text:p>391.9954359817</text:p>
          </table:table-cell>
          <table:table-cell office:value-type="float" office:value="-200" calcext:value-type="float">
            <text:p>-200</text:p>
          </table:table-cell>
          <table:table-cell table:formula="of:=1000000/(2*[.E80])" office:value-type="float" office:value="1275.52505489718" calcext:value-type="float">
            <text:p>1276</text:p>
          </table:table-cell>
          <table:table-cell table:formula="of:=[.G80]/32" office:value-type="float" office:value="39.8601579655367" calcext:value-type="float">
            <text:p>40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#/Ab</text:p>
          </table:table-cell>
          <table:table-cell office:value-type="float" office:value="415.3046975799" calcext:value-type="float">
            <text:p>415.3046975799</text:p>
          </table:table-cell>
          <table:table-cell office:value-type="float" office:value="-100" calcext:value-type="float">
            <text:p>-100</text:p>
          </table:table-cell>
          <table:table-cell table:formula="of:=1000000/(2*[.E81])" office:value-type="float" office:value="1203.93533449933" calcext:value-type="float">
            <text:p>1204</text:p>
          </table:table-cell>
          <table:table-cell table:formula="of:=[.G81]/32" office:value-type="float" office:value="37.6229792031041" calcext:value-type="float">
            <text:p>38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1000000/(2*[.E82])" office:value-type="float" office:value="1136.36363636364" calcext:value-type="float">
            <text:p>1136</text:p>
          </table:table-cell>
          <table:table-cell table:formula="of:=[.G82]/32" office:value-type="float" office:value="35.5113636363636" calcext:value-type="float">
            <text:p>36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#/Bb</text:p>
          </table:table-cell>
          <table:table-cell office:value-type="float" office:value="466.1637615181" calcext:value-type="float">
            <text:p>466.1637615181</text:p>
          </table:table-cell>
          <table:table-cell office:value-type="float" office:value="100" calcext:value-type="float">
            <text:p>100</text:p>
          </table:table-cell>
          <table:table-cell table:formula="of:=1000000/(2*[.E83])" office:value-type="float" office:value="1072.58444622917" calcext:value-type="float">
            <text:p>1073</text:p>
          </table:table-cell>
          <table:table-cell table:formula="of:=[.G83]/32" office:value-type="float" office:value="33.5182639446617" calcext:value-type="float">
            <text:p>34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493.8833012561" calcext:value-type="float">
            <text:p>493.8833012561</text:p>
          </table:table-cell>
          <table:table-cell office:value-type="float" office:value="200" calcext:value-type="float">
            <text:p>200</text:p>
          </table:table-cell>
          <table:table-cell table:formula="of:=1000000/(2*[.E84])" office:value-type="float" office:value="1012.38490697771" calcext:value-type="float">
            <text:p>1012</text:p>
          </table:table-cell>
          <table:table-cell table:formula="of:=[.G84]/32" office:value-type="float" office:value="31.6370283430534" calcext:value-type="float">
            <text:p>32</text:p>
          </table:table-cell>
        </table:table-row>
        <table:table-row table:style-name="ro3">
          <table:table-cell table:style-name="ce4" office:value-type="string" calcext:value-type="string">
            <text:p>octave 1</text:p>
          </table:table-cell>
          <table:table-cell table:style-name="Default" table:number-columns-repeated="5"/>
          <table:table-cell table:formula="of:=1000000/(2*[.E85])" office:value-type="string" office:string-value="" calcext:value-type="error">
            <text:p>#DIV/0!</text:p>
          </table:table-cell>
          <table:table-cell table:formula="of:=[.G85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86])" office:value-type="string" office:string-value="" calcext:value-type="error">
            <text:p>#VALUE!</text:p>
          </table:table-cell>
          <table:table-cell table:formula="of:=[.G86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523.2511306012" calcext:value-type="float">
            <text:p>523.2511306012</text:p>
          </table:table-cell>
          <table:table-cell office:value-type="float" office:value="300" calcext:value-type="float">
            <text:p>300</text:p>
          </table:table-cell>
          <table:table-cell table:formula="of:=1000000/(2*[.E87])" office:value-type="float" office:value="955.564108242853" calcext:value-type="float">
            <text:p>956</text:p>
          </table:table-cell>
          <table:table-cell table:formula="of:=[.G87]/32" office:value-type="float" office:value="29.8613783825891" calcext:value-type="float">
            <text:p>30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#/Db</text:p>
          </table:table-cell>
          <table:table-cell office:value-type="float" office:value="554.3652619537" calcext:value-type="float">
            <text:p>554.3652619537</text:p>
          </table:table-cell>
          <table:table-cell office:value-type="float" office:value="400" calcext:value-type="float">
            <text:p>400</text:p>
          </table:table-cell>
          <table:table-cell table:formula="of:=1000000/(2*[.E88])" office:value-type="float" office:value="901.932415891094" calcext:value-type="float">
            <text:p>902</text:p>
          </table:table-cell>
          <table:table-cell table:formula="of:=[.G88]/32" office:value-type="float" office:value="28.1853879965967" calcext:value-type="float">
            <text:p>28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float" office:value="587.3295358348" calcext:value-type="float">
            <text:p>587.3295358348</text:p>
          </table:table-cell>
          <table:table-cell office:value-type="float" office:value="500" calcext:value-type="float">
            <text:p>500</text:p>
          </table:table-cell>
          <table:table-cell table:formula="of:=1000000/(2*[.E89])" office:value-type="float" office:value="851.3108391345" calcext:value-type="float">
            <text:p>851</text:p>
          </table:table-cell>
          <table:table-cell table:formula="of:=[.G89]/32" office:value-type="float" office:value="26.6034637229531" calcext:value-type="float">
            <text:p>27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#/Eb</text:p>
          </table:table-cell>
          <table:table-cell office:value-type="float" office:value="622.2539674442" calcext:value-type="float">
            <text:p>622.2539674442</text:p>
          </table:table-cell>
          <table:table-cell office:value-type="float" office:value="600" calcext:value-type="float">
            <text:p>600</text:p>
          </table:table-cell>
          <table:table-cell table:formula="of:=1000000/(2*[.E90])" office:value-type="float" office:value="803.530433166482" calcext:value-type="float">
            <text:p>804</text:p>
          </table:table-cell>
          <table:table-cell table:formula="of:=[.G90]/32" office:value-type="float" office:value="25.1103260364526" calcext:value-type="float">
            <text:p>25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float" office:value="659.2551138257" calcext:value-type="float">
            <text:p>659.2551138257</text:p>
          </table:table-cell>
          <table:table-cell office:value-type="float" office:value="700" calcext:value-type="float">
            <text:p>700</text:p>
          </table:table-cell>
          <table:table-cell table:formula="of:=1000000/(2*[.E91])" office:value-type="float" office:value="758.431735323929" calcext:value-type="float">
            <text:p>758</text:p>
          </table:table-cell>
          <table:table-cell table:formula="of:=[.G91]/32" office:value-type="float" office:value="23.7009917288728" calcext:value-type="float">
            <text:p>24</text:p>
          </table:table-cell>
        </table:table-row>
        <table:table-row table:style-name="ro1"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698.456462866" calcext:value-type="float">
            <text:p>698.456462866</text:p>
          </table:table-cell>
          <table:table-cell office:value-type="float" office:value="800" calcext:value-type="float">
            <text:p>800</text:p>
          </table:table-cell>
          <table:table-cell table:formula="of:=1000000/(2*[.E92])" office:value-type="float" office:value="715.864232894822" calcext:value-type="float">
            <text:p>716</text:p>
          </table:table-cell>
          <table:table-cell table:formula="of:=[.G92]/32" office:value-type="float" office:value="22.3707572779632" calcext:value-type="float">
            <text:p>2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#/Gb</text:p>
          </table:table-cell>
          <table:table-cell office:value-type="float" office:value="739.9888454233" calcext:value-type="float">
            <text:p>739.9888454233</text:p>
          </table:table-cell>
          <table:table-cell office:value-type="float" office:value="900" calcext:value-type="float">
            <text:p>900</text:p>
          </table:table-cell>
          <table:table-cell table:formula="of:=1000000/(2*[.E93])" office:value-type="float" office:value="675.685860796972" calcext:value-type="float">
            <text:p>676</text:p>
          </table:table-cell>
          <table:table-cell table:formula="of:=[.G93]/32" office:value-type="float" office:value="21.1151831499054" calcext:value-type="float">
            <text:p>2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office:value-type="float" office:value="783.9908719635" calcext:value-type="float">
            <text:p>783.9908719635</text:p>
          </table:table-cell>
          <table:table-cell office:value-type="float" office:value="1000" calcext:value-type="float">
            <text:p>1000</text:p>
          </table:table-cell>
          <table:table-cell table:formula="of:=1000000/(2*[.E94])" office:value-type="float" office:value="637.762527448506" calcext:value-type="float">
            <text:p>638</text:p>
          </table:table-cell>
          <table:table-cell table:formula="of:=[.G94]/32" office:value-type="float" office:value="19.9300789827658" calcext:value-type="float">
            <text:p>2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#/Ab</text:p>
          </table:table-cell>
          <table:table-cell office:value-type="float" office:value="830.6093951599" calcext:value-type="float">
            <text:p>830.6093951599</text:p>
          </table:table-cell>
          <table:table-cell office:value-type="float" office:value="1100" calcext:value-type="float">
            <text:p>1100</text:p>
          </table:table-cell>
          <table:table-cell table:formula="of:=1000000/(2*[.E95])" office:value-type="float" office:value="601.967667249593" calcext:value-type="float">
            <text:p>602</text:p>
          </table:table-cell>
          <table:table-cell table:formula="of:=[.G95]/32" office:value-type="float" office:value="18.8114896015498" calcext:value-type="float">
            <text:p>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880" calcext:value-type="float">
            <text:p>880</text:p>
          </table:table-cell>
          <table:table-cell office:value-type="float" office:value="1200" calcext:value-type="float">
            <text:p>1200</text:p>
          </table:table-cell>
          <table:table-cell table:formula="of:=1000000/(2*[.E96])" office:value-type="float" office:value="568.181818181818" calcext:value-type="float">
            <text:p>568</text:p>
          </table:table-cell>
          <table:table-cell table:formula="of:=[.G96]/32" office:value-type="float" office:value="17.7556818181818" calcext:value-type="float">
            <text:p>1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#/Bb</text:p>
          </table:table-cell>
          <table:table-cell office:value-type="float" office:value="932.3275230362" calcext:value-type="float">
            <text:p>932.3275230362</text:p>
          </table:table-cell>
          <table:table-cell office:value-type="float" office:value="1300" calcext:value-type="float">
            <text:p>1300</text:p>
          </table:table-cell>
          <table:table-cell table:formula="of:=1000000/(2*[.E97])" office:value-type="float" office:value="536.292223114587" calcext:value-type="float">
            <text:p>536</text:p>
          </table:table-cell>
          <table:table-cell table:formula="of:=[.G97]/32" office:value-type="float" office:value="16.7591319723308" calcext:value-type="float">
            <text:p>1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987.7666025122" calcext:value-type="float">
            <text:p>987.7666025122</text:p>
          </table:table-cell>
          <table:table-cell office:value-type="float" office:value="1400" calcext:value-type="float">
            <text:p>1400</text:p>
          </table:table-cell>
          <table:table-cell table:formula="of:=1000000/(2*[.E98])" office:value-type="float" office:value="506.192453488854" calcext:value-type="float">
            <text:p>506</text:p>
          </table:table-cell>
          <table:table-cell table:formula="of:=[.G98]/32" office:value-type="float" office:value="15.8185141715267" calcext:value-type="float">
            <text:p>16</text:p>
          </table:table-cell>
        </table:table-row>
        <table:table-row table:style-name="ro3">
          <table:table-cell table:style-name="ce4" office:value-type="string" calcext:value-type="string">
            <text:p>octave 2</text:p>
          </table:table-cell>
          <table:table-cell table:style-name="Default" table:number-columns-repeated="5"/>
          <table:table-cell table:formula="of:=1000000/(2*[.E99])" office:value-type="string" office:string-value="" calcext:value-type="error">
            <text:p>#DIV/0!</text:p>
          </table:table-cell>
          <table:table-cell table:formula="of:=[.G99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100])" office:value-type="string" office:string-value="" calcext:value-type="error">
            <text:p>#VALUE!</text:p>
          </table:table-cell>
          <table:table-cell table:formula="of:=[.G100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float" office:value="1046.5022612024" calcext:value-type="float">
            <text:p>1046.5022612024</text:p>
          </table:table-cell>
          <table:table-cell office:value-type="float" office:value="1500" calcext:value-type="float">
            <text:p>1500</text:p>
          </table:table-cell>
          <table:table-cell table:formula="of:=1000000/(2*[.E101])" office:value-type="float" office:value="477.782054121426" calcext:value-type="float">
            <text:p>478</text:p>
          </table:table-cell>
          <table:table-cell table:formula="of:=[.G101]/32" office:value-type="float" office:value="14.9306891912946" calcext:value-type="float">
            <text:p>1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#/Db</text:p>
          </table:table-cell>
          <table:table-cell office:value-type="float" office:value="1108.7305239075" calcext:value-type="float">
            <text:p>1108.7305239075</text:p>
          </table:table-cell>
          <table:table-cell office:value-type="float" office:value="1600" calcext:value-type="float">
            <text:p>1600</text:p>
          </table:table-cell>
          <table:table-cell table:formula="of:=1000000/(2*[.E102])" office:value-type="float" office:value="450.966207945507" calcext:value-type="float">
            <text:p>451</text:p>
          </table:table-cell>
          <table:table-cell table:formula="of:=[.G102]/32" office:value-type="float" office:value="14.0926939982971" calcext:value-type="float">
            <text:p>1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float" office:value="1174.6590716696" calcext:value-type="float">
            <text:p>1174.6590716696</text:p>
          </table:table-cell>
          <table:table-cell office:value-type="float" office:value="1700" calcext:value-type="float">
            <text:p>1700</text:p>
          </table:table-cell>
          <table:table-cell table:formula="of:=1000000/(2*[.E103])" office:value-type="float" office:value="425.65541956725" calcext:value-type="float">
            <text:p>426</text:p>
          </table:table-cell>
          <table:table-cell table:formula="of:=[.G103]/32" office:value-type="float" office:value="13.3017318614766" calcext:value-type="float">
            <text:p>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#/Eb</text:p>
          </table:table-cell>
          <table:table-cell office:value-type="float" office:value="1244.5079348883" calcext:value-type="float">
            <text:p>1244.5079348883</text:p>
          </table:table-cell>
          <table:table-cell office:value-type="float" office:value="1800" calcext:value-type="float">
            <text:p>1800</text:p>
          </table:table-cell>
          <table:table-cell table:formula="of:=1000000/(2*[.E104])" office:value-type="float" office:value="401.765216583273" calcext:value-type="float">
            <text:p>402</text:p>
          </table:table-cell>
          <table:table-cell table:formula="of:=[.G104]/32" office:value-type="float" office:value="12.5551630182273" calcext:value-type="float">
            <text:p>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1318.5102276515" calcext:value-type="float">
            <text:p>1318.5102276515</text:p>
          </table:table-cell>
          <table:table-cell office:value-type="float" office:value="1900" calcext:value-type="float">
            <text:p>1900</text:p>
          </table:table-cell>
          <table:table-cell table:formula="of:=1000000/(2*[.E105])" office:value-type="float" office:value="379.215867661936" calcext:value-type="float">
            <text:p>379</text:p>
          </table:table-cell>
          <table:table-cell table:formula="of:=[.G105]/32" office:value-type="float" office:value="11.8504958644355" calcext:value-type="float">
            <text:p>1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1396.912925732" calcext:value-type="float">
            <text:p>1396.912925732</text:p>
          </table:table-cell>
          <table:table-cell office:value-type="float" office:value="2000" calcext:value-type="float">
            <text:p>2000</text:p>
          </table:table-cell>
          <table:table-cell table:formula="of:=1000000/(2*[.E106])" office:value-type="float" office:value="357.932116447411" calcext:value-type="float">
            <text:p>358</text:p>
          </table:table-cell>
          <table:table-cell table:formula="of:=[.G106]/32" office:value-type="float" office:value="11.1853786389816" calcext:value-type="float">
            <text:p>1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#/Gb</text:p>
          </table:table-cell>
          <table:table-cell office:value-type="float" office:value="1479.9776908465" calcext:value-type="float">
            <text:p>1479.9776908465</text:p>
          </table:table-cell>
          <table:table-cell office:value-type="float" office:value="2100" calcext:value-type="float">
            <text:p>2100</text:p>
          </table:table-cell>
          <table:table-cell table:formula="of:=1000000/(2*[.E107])" office:value-type="float" office:value="337.842930398509" calcext:value-type="float">
            <text:p>338</text:p>
          </table:table-cell>
          <table:table-cell table:formula="of:=[.G107]/32" office:value-type="float" office:value="10.5575915749534" calcext:value-type="float">
            <text:p>1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float" office:value="1567.981743927" calcext:value-type="float">
            <text:p>1567.981743927</text:p>
          </table:table-cell>
          <table:table-cell office:value-type="float" office:value="2200" calcext:value-type="float">
            <text:p>2200</text:p>
          </table:table-cell>
          <table:table-cell table:formula="of:=1000000/(2*[.E108])" office:value-type="float" office:value="318.881263724253" calcext:value-type="float">
            <text:p>319</text:p>
          </table:table-cell>
          <table:table-cell table:formula="of:=[.G108]/32" office:value-type="float" office:value="9.96503949138291" calcext:value-type="float">
            <text:p>10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#/Ab</text:p>
          </table:table-cell>
          <table:table-cell office:value-type="float" office:value="1661.2187903198" calcext:value-type="float">
            <text:p>1661.2187903198</text:p>
          </table:table-cell>
          <table:table-cell office:value-type="float" office:value="2300" calcext:value-type="float">
            <text:p>2300</text:p>
          </table:table-cell>
          <table:table-cell table:formula="of:=1000000/(2*[.E109])" office:value-type="float" office:value="300.983833624796" calcext:value-type="float">
            <text:p>301</text:p>
          </table:table-cell>
          <table:table-cell table:formula="of:=[.G109]/32" office:value-type="float" office:value="9.40574480077488" calcext:value-type="float">
            <text:p>9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1760" calcext:value-type="float">
            <text:p>1760</text:p>
          </table:table-cell>
          <table:table-cell office:value-type="float" office:value="2400" calcext:value-type="float">
            <text:p>2400</text:p>
          </table:table-cell>
          <table:table-cell table:formula="of:=1000000/(2*[.E110])" office:value-type="float" office:value="284.090909090909" calcext:value-type="float">
            <text:p>284</text:p>
          </table:table-cell>
          <table:table-cell table:formula="of:=[.G110]/32" office:value-type="float" office:value="8.87784090909091" calcext:value-type="float">
            <text:p>9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#/Bb</text:p>
          </table:table-cell>
          <table:table-cell office:value-type="float" office:value="1864.6550460724" calcext:value-type="float">
            <text:p>1864.6550460724</text:p>
          </table:table-cell>
          <table:table-cell office:value-type="float" office:value="2500" calcext:value-type="float">
            <text:p>2500</text:p>
          </table:table-cell>
          <table:table-cell table:formula="of:=1000000/(2*[.E111])" office:value-type="float" office:value="268.146111557294" calcext:value-type="float">
            <text:p>268</text:p>
          </table:table-cell>
          <table:table-cell table:formula="of:=[.G111]/32" office:value-type="float" office:value="8.37956598616542" calcext:value-type="float">
            <text:p>8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1975.5332050245" calcext:value-type="float">
            <text:p>1975.5332050245</text:p>
          </table:table-cell>
          <table:table-cell office:value-type="float" office:value="2600" calcext:value-type="float">
            <text:p>2600</text:p>
          </table:table-cell>
          <table:table-cell table:formula="of:=1000000/(2*[.E112])" office:value-type="float" office:value="253.096226744414" calcext:value-type="float">
            <text:p>253</text:p>
          </table:table-cell>
          <table:table-cell table:formula="of:=[.G112]/32" office:value-type="float" office:value="7.90925708576294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octave 3</text:p>
          </table:table-cell>
          <table:table-cell table:style-name="Default" table:number-columns-repeated="5"/>
          <table:table-cell table:formula="of:=1000000/(2*[.E113])" office:value-type="string" office:string-value="" calcext:value-type="error">
            <text:p>#DIV/0!</text:p>
          </table:table-cell>
          <table:table-cell table:formula="of:=[.G113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114])" office:value-type="string" office:string-value="" calcext:value-type="error">
            <text:p>#VALUE!</text:p>
          </table:table-cell>
          <table:table-cell table:formula="of:=[.G114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2093.0045224048" calcext:value-type="float">
            <text:p>2093.0045224048</text:p>
          </table:table-cell>
          <table:table-cell office:value-type="float" office:value="2700" calcext:value-type="float">
            <text:p>2700</text:p>
          </table:table-cell>
          <table:table-cell table:formula="of:=1000000/(2*[.E115])" office:value-type="float" office:value="238.891027060713" calcext:value-type="float">
            <text:p>239</text:p>
          </table:table-cell>
          <table:table-cell table:formula="of:=[.G115]/32" office:value-type="float" office:value="7.46534459564729" calcext:value-type="float">
            <text:p>7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#/Db</text:p>
          </table:table-cell>
          <table:table-cell office:value-type="float" office:value="2217.461047815" calcext:value-type="float">
            <text:p>2217.461047815</text:p>
          </table:table-cell>
          <table:table-cell office:value-type="float" office:value="2800" calcext:value-type="float">
            <text:p>2800</text:p>
          </table:table-cell>
          <table:table-cell table:formula="of:=1000000/(2*[.E116])" office:value-type="float" office:value="225.483103972753" calcext:value-type="float">
            <text:p>225</text:p>
          </table:table-cell>
          <table:table-cell table:formula="of:=[.G116]/32" office:value-type="float" office:value="7.04634699914854" calcext:value-type="float">
            <text:p>7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2349.3181433393" calcext:value-type="float">
            <text:p>2349.3181433393</text:p>
          </table:table-cell>
          <table:table-cell office:value-type="float" office:value="2900" calcext:value-type="float">
            <text:p>2900</text:p>
          </table:table-cell>
          <table:table-cell table:formula="of:=1000000/(2*[.E117])" office:value-type="float" office:value="212.827709783616" calcext:value-type="float">
            <text:p>213</text:p>
          </table:table-cell>
          <table:table-cell table:formula="of:=[.G117]/32" office:value-type="float" office:value="6.650865930738" calcext:value-type="float">
            <text:p>7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#/Eb</text:p>
          </table:table-cell>
          <table:table-cell office:value-type="float" office:value="2489.0158697766" calcext:value-type="float">
            <text:p>2489.0158697766</text:p>
          </table:table-cell>
          <table:table-cell office:value-type="float" office:value="3000" calcext:value-type="float">
            <text:p>3000</text:p>
          </table:table-cell>
          <table:table-cell table:formula="of:=1000000/(2*[.E118])" office:value-type="float" office:value="200.882608291637" calcext:value-type="float">
            <text:p>201</text:p>
          </table:table-cell>
          <table:table-cell table:formula="of:=[.G118]/32" office:value-type="float" office:value="6.27758150911365" calcext:value-type="float">
            <text:p>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float" office:value="2637.020455303" calcext:value-type="float">
            <text:p>2637.020455303</text:p>
          </table:table-cell>
          <table:table-cell office:value-type="float" office:value="3100" calcext:value-type="float">
            <text:p>3100</text:p>
          </table:table-cell>
          <table:table-cell table:formula="of:=1000000/(2*[.E119])" office:value-type="float" office:value="189.607933830968" calcext:value-type="float">
            <text:p>190</text:p>
          </table:table-cell>
          <table:table-cell table:formula="of:=[.G119]/32" office:value-type="float" office:value="5.92524793221775" calcext:value-type="float">
            <text:p>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2793.825851464" calcext:value-type="float">
            <text:p>2793.825851464</text:p>
          </table:table-cell>
          <table:table-cell office:value-type="float" office:value="3200" calcext:value-type="float">
            <text:p>3200</text:p>
          </table:table-cell>
          <table:table-cell table:formula="of:=1000000/(2*[.E120])" office:value-type="float" office:value="178.966058223706" calcext:value-type="float">
            <text:p>179</text:p>
          </table:table-cell>
          <table:table-cell table:formula="of:=[.G120]/32" office:value-type="float" office:value="5.5926893194908" calcext:value-type="float">
            <text:p>6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#/Gb</text:p>
          </table:table-cell>
          <table:table-cell office:value-type="float" office:value="2959.9553816931" calcext:value-type="float">
            <text:p>2959.9553816931</text:p>
          </table:table-cell>
          <table:table-cell office:value-type="float" office:value="3300" calcext:value-type="float">
            <text:p>3300</text:p>
          </table:table-cell>
          <table:table-cell table:formula="of:=1000000/(2*[.E121])" office:value-type="float" office:value="168.921465199249" calcext:value-type="float">
            <text:p>169</text:p>
          </table:table-cell>
          <table:table-cell table:formula="of:=[.G121]/32" office:value-type="float" office:value="5.27879578747652" calcext:value-type="float">
            <text:p>5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3135.963487854" calcext:value-type="float">
            <text:p>3135.963487854</text:p>
          </table:table-cell>
          <table:table-cell office:value-type="float" office:value="3400" calcext:value-type="float">
            <text:p>3400</text:p>
          </table:table-cell>
          <table:table-cell table:formula="of:=1000000/(2*[.E122])" office:value-type="float" office:value="159.440631862127" calcext:value-type="float">
            <text:p>159</text:p>
          </table:table-cell>
          <table:table-cell table:formula="of:=[.G122]/32" office:value-type="float" office:value="4.98251974569146" calcext:value-type="float">
            <text:p>5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#/Ab</text:p>
          </table:table-cell>
          <table:table-cell office:value-type="float" office:value="3322.4375806396" calcext:value-type="float">
            <text:p>3322.4375806396</text:p>
          </table:table-cell>
          <table:table-cell office:value-type="float" office:value="3500" calcext:value-type="float">
            <text:p>3500</text:p>
          </table:table-cell>
          <table:table-cell table:formula="of:=1000000/(2*[.E123])" office:value-type="float" office:value="150.491916812398" calcext:value-type="float">
            <text:p>150</text:p>
          </table:table-cell>
          <table:table-cell table:formula="of:=[.G123]/32" office:value-type="float" office:value="4.70287240038744" calcext:value-type="float">
            <text:p>5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3520" calcext:value-type="float">
            <text:p>3520</text:p>
          </table:table-cell>
          <table:table-cell office:value-type="float" office:value="3600" calcext:value-type="float">
            <text:p>3600</text:p>
          </table:table-cell>
          <table:table-cell table:formula="of:=1000000/(2*[.E124])" office:value-type="float" office:value="142.045454545455" calcext:value-type="float">
            <text:p>142</text:p>
          </table:table-cell>
          <table:table-cell table:formula="of:=[.G124]/32" office:value-type="float" office:value="4.43892045454545" calcext:value-type="float">
            <text:p>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#/Bb</text:p>
          </table:table-cell>
          <table:table-cell office:value-type="float" office:value="3729.3100921447" calcext:value-type="float">
            <text:p>3729.3100921447</text:p>
          </table:table-cell>
          <table:table-cell office:value-type="float" office:value="3700" calcext:value-type="float">
            <text:p>3700</text:p>
          </table:table-cell>
          <table:table-cell table:formula="of:=1000000/(2*[.E125])" office:value-type="float" office:value="134.07305577865" calcext:value-type="float">
            <text:p>134</text:p>
          </table:table-cell>
          <table:table-cell table:formula="of:=[.G125]/32" office:value-type="float" office:value="4.18978299308282" calcext:value-type="float">
            <text:p>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3951.066410049" calcext:value-type="float">
            <text:p>3951.066410049</text:p>
          </table:table-cell>
          <table:table-cell office:value-type="float" office:value="3800" calcext:value-type="float">
            <text:p>3800</text:p>
          </table:table-cell>
          <table:table-cell table:formula="of:=1000000/(2*[.E126])" office:value-type="float" office:value="126.548113372207" calcext:value-type="float">
            <text:p>127</text:p>
          </table:table-cell>
          <table:table-cell table:formula="of:=[.G126]/32" office:value-type="float" office:value="3.95462854288147" calcext:value-type="float">
            <text:p>4</text:p>
          </table:table-cell>
        </table:table-row>
        <table:table-row table:style-name="ro3">
          <table:table-cell table:style-name="ce4" office:value-type="string" calcext:value-type="string">
            <text:p>octave 4</text:p>
          </table:table-cell>
          <table:table-cell table:style-name="Default" table:number-columns-repeated="5"/>
          <table:table-cell table:formula="of:=1000000/(2*[.E127])" office:value-type="string" office:string-value="" calcext:value-type="error">
            <text:p>#DIV/0!</text:p>
          </table:table-cell>
          <table:table-cell table:formula="of:=[.G127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128])" office:value-type="string" office:string-value="" calcext:value-type="error">
            <text:p>#VALUE!</text:p>
          </table:table-cell>
          <table:table-cell table:formula="of:=[.G128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float" office:value="4186.0090448096" calcext:value-type="float">
            <text:p>4186.0090448096</text:p>
          </table:table-cell>
          <table:table-cell office:value-type="float" office:value="3900" calcext:value-type="float">
            <text:p>3900</text:p>
          </table:table-cell>
          <table:table-cell table:formula="of:=1000000/(2*[.E129])" office:value-type="float" office:value="119.445513530357" calcext:value-type="float">
            <text:p>119</text:p>
          </table:table-cell>
          <table:table-cell table:formula="of:=[.G129]/32" office:value-type="float" office:value="3.73267229782364" calcext:value-type="float">
            <text:p>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#/Db</text:p>
          </table:table-cell>
          <table:table-cell office:value-type="float" office:value="4434.92209563" calcext:value-type="float">
            <text:p>4434.92209563</text:p>
          </table:table-cell>
          <table:table-cell office:value-type="float" office:value="4000" calcext:value-type="float">
            <text:p>4000</text:p>
          </table:table-cell>
          <table:table-cell table:formula="of:=1000000/(2*[.E130])" office:value-type="float" office:value="112.741551986377" calcext:value-type="float">
            <text:p>113</text:p>
          </table:table-cell>
          <table:table-cell table:formula="of:=[.G130]/32" office:value-type="float" office:value="3.52317349957427" calcext:value-type="float">
            <text:p>4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4698.6362866785" calcext:value-type="float">
            <text:p>4698.6362866785</text:p>
          </table:table-cell>
          <table:table-cell office:value-type="float" office:value="4100" calcext:value-type="float">
            <text:p>4100</text:p>
          </table:table-cell>
          <table:table-cell table:formula="of:=1000000/(2*[.E131])" office:value-type="float" office:value="106.41385489181" calcext:value-type="float">
            <text:p>106</text:p>
          </table:table-cell>
          <table:table-cell table:formula="of:=[.G131]/32" office:value-type="float" office:value="3.32543296536907" calcext:value-type="float">
            <text:p>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#/Eb</text:p>
          </table:table-cell>
          <table:table-cell office:value-type="float" office:value="4978.0317395533" calcext:value-type="float">
            <text:p>4978.0317395533</text:p>
          </table:table-cell>
          <table:table-cell office:value-type="float" office:value="4200" calcext:value-type="float">
            <text:p>4200</text:p>
          </table:table-cell>
          <table:table-cell table:formula="of:=1000000/(2*[.E132])" office:value-type="float" office:value="100.441304145816" calcext:value-type="float">
            <text:p>100</text:p>
          </table:table-cell>
          <table:table-cell table:formula="of:=[.G132]/32" office:value-type="float" office:value="3.13879075455676" calcext:value-type="float">
            <text:p>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float" office:value="5274.0409106059" calcext:value-type="float">
            <text:p>5274.0409106059</text:p>
          </table:table-cell>
          <table:table-cell office:value-type="float" office:value="4300" calcext:value-type="float">
            <text:p>4300</text:p>
          </table:table-cell>
          <table:table-cell table:formula="of:=1000000/(2*[.E133])" office:value-type="float" office:value="94.8039669154857" calcext:value-type="float">
            <text:p>95</text:p>
          </table:table-cell>
          <table:table-cell table:formula="of:=[.G133]/32" office:value-type="float" office:value="2.96262396610893" calcext:value-type="float">
            <text:p>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float" office:value="5587.6517029281" calcext:value-type="float">
            <text:p>5587.6517029281</text:p>
          </table:table-cell>
          <table:table-cell office:value-type="float" office:value="4400" calcext:value-type="float">
            <text:p>4400</text:p>
          </table:table-cell>
          <table:table-cell table:formula="of:=1000000/(2*[.E134])" office:value-type="float" office:value="89.4830291118512" calcext:value-type="float">
            <text:p>89</text:p>
          </table:table-cell>
          <table:table-cell table:formula="of:=[.G134]/32" office:value-type="float" office:value="2.79634465974535" calcext:value-type="float">
            <text:p>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#/Gb</text:p>
          </table:table-cell>
          <table:table-cell office:value-type="float" office:value="5919.9107633862" calcext:value-type="float">
            <text:p>5919.9107633862</text:p>
          </table:table-cell>
          <table:table-cell office:value-type="float" office:value="4500" calcext:value-type="float">
            <text:p>4500</text:p>
          </table:table-cell>
          <table:table-cell table:formula="of:=1000000/(2*[.E135])" office:value-type="float" office:value="84.4607325996244" calcext:value-type="float">
            <text:p>84</text:p>
          </table:table-cell>
          <table:table-cell table:formula="of:=[.G135]/32" office:value-type="float" office:value="2.63939789373826" calcext:value-type="float">
            <text:p>3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float" office:value="6271.92697571" calcext:value-type="float">
            <text:p>6271.92697571</text:p>
          </table:table-cell>
          <table:table-cell office:value-type="float" office:value="4600" calcext:value-type="float">
            <text:p>4600</text:p>
          </table:table-cell>
          <table:table-cell table:formula="of:=1000000/(2*[.E136])" office:value-type="float" office:value="79.7203159310379" calcext:value-type="float">
            <text:p>80</text:p>
          </table:table-cell>
          <table:table-cell table:formula="of:=[.G136]/32" office:value-type="float" office:value="2.49125987284493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#/Ab</text:p>
          </table:table-cell>
          <table:table-cell office:value-type="float" office:value="6644.8751612791" calcext:value-type="float">
            <text:p>6644.8751612791</text:p>
          </table:table-cell>
          <table:table-cell office:value-type="float" office:value="4700" calcext:value-type="float">
            <text:p>4700</text:p>
          </table:table-cell>
          <table:table-cell table:formula="of:=1000000/(2*[.E137])" office:value-type="float" office:value="75.2459584062002" calcext:value-type="float">
            <text:p>75</text:p>
          </table:table-cell>
          <table:table-cell table:formula="of:=[.G137]/32" office:value-type="float" office:value="2.35143620019376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float" office:value="7040" calcext:value-type="float">
            <text:p>7040</text:p>
          </table:table-cell>
          <table:table-cell office:value-type="float" office:value="4800" calcext:value-type="float">
            <text:p>4800</text:p>
          </table:table-cell>
          <table:table-cell table:formula="of:=1000000/(2*[.E138])" office:value-type="float" office:value="71.0227272727273" calcext:value-type="float">
            <text:p>71</text:p>
          </table:table-cell>
          <table:table-cell table:formula="of:=[.G138]/32" office:value-type="float" office:value="2.21946022727273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#/Bb</text:p>
          </table:table-cell>
          <table:table-cell office:value-type="float" office:value="7458.6201842894" calcext:value-type="float">
            <text:p>7458.6201842894</text:p>
          </table:table-cell>
          <table:table-cell office:value-type="float" office:value="4900" calcext:value-type="float">
            <text:p>4900</text:p>
          </table:table-cell>
          <table:table-cell table:formula="of:=1000000/(2*[.E139])" office:value-type="float" office:value="67.0365278893252" calcext:value-type="float">
            <text:p>67</text:p>
          </table:table-cell>
          <table:table-cell table:formula="of:=[.G139]/32" office:value-type="float" office:value="2.09489149654141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7902.132820098" calcext:value-type="float">
            <text:p>7902.132820098</text:p>
          </table:table-cell>
          <table:table-cell office:value-type="float" office:value="5000" calcext:value-type="float">
            <text:p>5000</text:p>
          </table:table-cell>
          <table:table-cell table:formula="of:=1000000/(2*[.E140])" office:value-type="float" office:value="63.2740566861035" calcext:value-type="float">
            <text:p>63</text:p>
          </table:table-cell>
          <table:table-cell table:formula="of:=[.G140]/32" office:value-type="float" office:value="1.97731427144074" calcext:value-type="float">
            <text:p>2</text:p>
          </table:table-cell>
        </table:table-row>
        <table:table-row table:style-name="ro3">
          <table:table-cell table:style-name="ce4" office:value-type="string" calcext:value-type="string">
            <text:p>octave 5</text:p>
          </table:table-cell>
          <table:table-cell table:style-name="Default" table:number-columns-repeated="5"/>
          <table:table-cell table:formula="of:=1000000/(2*[.E141])" office:value-type="string" office:string-value="" calcext:value-type="error">
            <text:p>#DIV/0!</text:p>
          </table:table-cell>
          <table:table-cell table:formula="of:=[.G141]/32" office:value-type="string" office:string-value="" calcext:value-type="error">
            <text:p>#DIV/0!</text:p>
          </table:table-cell>
        </table:table-row>
        <table:table-row table:style-name="ro4">
          <table:table-cell table:style-name="ce5" office:value-type="string" calcext:value-type="string">
            <text:p>Octave Name</text:p>
          </table:table-cell>
          <table:table-cell table:style-name="ce5" office:value-type="string" calcext:value-type="string">
            <text:p>MIDI Octave</text:p>
          </table:table-cell>
          <table:table-cell table:style-name="ce5" office:value-type="string" calcext:value-type="string">
            <text:p>MIDI Note Number</text:p>
          </table:table-cell>
          <table:table-cell table:style-name="ce5" office:value-type="string" calcext:value-type="string">
            <text:p>Note Name</text:p>
          </table:table-cell>
          <table:table-cell table:style-name="ce5" office:value-type="string" calcext:value-type="string">
            <text:p>Frequency Hz</text:p>
          </table:table-cell>
          <table:table-cell table:style-name="ce5" office:value-type="string" calcext:value-type="string">
            <text:p>Absolute Cents</text:p>
          </table:table-cell>
          <table:table-cell table:formula="of:=1000000/(2*[.E142])" office:value-type="string" office:string-value="" calcext:value-type="error">
            <text:p>#VALUE!</text:p>
          </table:table-cell>
          <table:table-cell table:formula="of:=[.G142]/3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8372.0180896192" calcext:value-type="float">
            <text:p>8372.0180896192</text:p>
          </table:table-cell>
          <table:table-cell office:value-type="float" office:value="5100" calcext:value-type="float">
            <text:p>5100</text:p>
          </table:table-cell>
          <table:table-cell table:formula="of:=1000000/(2*[.E143])" office:value-type="float" office:value="59.7227567651783" calcext:value-type="float">
            <text:p>60</text:p>
          </table:table-cell>
          <table:table-cell table:formula="of:=[.G143]/32" office:value-type="float" office:value="1.86633614891182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#/Db</text:p>
          </table:table-cell>
          <table:table-cell office:value-type="float" office:value="8869.8441912599" calcext:value-type="float">
            <text:p>8869.8441912599</text:p>
          </table:table-cell>
          <table:table-cell office:value-type="float" office:value="5200" calcext:value-type="float">
            <text:p>5200</text:p>
          </table:table-cell>
          <table:table-cell table:formula="of:=1000000/(2*[.E144])" office:value-type="float" office:value="56.3707759931889" calcext:value-type="float">
            <text:p>56</text:p>
          </table:table-cell>
          <table:table-cell table:formula="of:=[.G144]/32" office:value-type="float" office:value="1.76158674978715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float" office:value="9397.272573357" calcext:value-type="float">
            <text:p>9397.272573357</text:p>
          </table:table-cell>
          <table:table-cell office:value-type="float" office:value="5300" calcext:value-type="float">
            <text:p>5300</text:p>
          </table:table-cell>
          <table:table-cell table:formula="of:=1000000/(2*[.E145])" office:value-type="float" office:value="53.2069274459051" calcext:value-type="float">
            <text:p>53</text:p>
          </table:table-cell>
          <table:table-cell table:formula="of:=[.G145]/32" office:value-type="float" office:value="1.66271648268453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#/Eb</text:p>
          </table:table-cell>
          <table:table-cell office:value-type="float" office:value="9956.0634791066" calcext:value-type="float">
            <text:p>9956.0634791066</text:p>
          </table:table-cell>
          <table:table-cell office:value-type="float" office:value="5400" calcext:value-type="float">
            <text:p>5400</text:p>
          </table:table-cell>
          <table:table-cell table:formula="of:=1000000/(2*[.E146])" office:value-type="float" office:value="50.2206520729081" calcext:value-type="float">
            <text:p>50</text:p>
          </table:table-cell>
          <table:table-cell table:formula="of:=[.G146]/32" office:value-type="float" office:value="1.56939537727838" calcext:value-type="float">
            <text:p>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float" office:value="10548.0818212118" calcext:value-type="float">
            <text:p>10548.0818212118</text:p>
          </table:table-cell>
          <table:table-cell office:value-type="float" office:value="5500" calcext:value-type="float">
            <text:p>5500</text:p>
          </table:table-cell>
          <table:table-cell table:formula="of:=1000000/(2*[.E147])" office:value-type="float" office:value="47.4019834577429" calcext:value-type="float">
            <text:p>47</text:p>
          </table:table-cell>
          <table:table-cell table:formula="of:=[.G147]/32" office:value-type="float" office:value="1.48131198305446" calcext:value-type="float">
            <text:p>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1175.3034058561" calcext:value-type="float">
            <text:p>11175.3034058561</text:p>
          </table:table-cell>
          <table:table-cell office:value-type="float" office:value="5600" calcext:value-type="float">
            <text:p>5600</text:p>
          </table:table-cell>
          <table:table-cell table:formula="of:=1000000/(2*[.E148])" office:value-type="float" office:value="44.741514555926" calcext:value-type="float">
            <text:p>45</text:p>
          </table:table-cell>
          <table:table-cell table:formula="of:=[.G148]/32" office:value-type="float" office:value="1.39817232987269" calcext:value-type="float">
            <text:p>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#/Gb</text:p>
          </table:table-cell>
          <table:table-cell office:value-type="float" office:value="11839.8215267723" calcext:value-type="float">
            <text:p>11839.8215267723</text:p>
          </table:table-cell>
          <table:table-cell office:value-type="float" office:value="5700" calcext:value-type="float">
            <text:p>5700</text:p>
          </table:table-cell>
          <table:table-cell table:formula="of:=1000000/(2*[.E149])" office:value-type="float" office:value="42.2303662998125" calcext:value-type="float">
            <text:p>42</text:p>
          </table:table-cell>
          <table:table-cell table:formula="of:=[.G149]/32" office:value-type="float" office:value="1.31969894686914" calcext:value-type="float">
            <text:p>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float" office:value="12543.853951416" calcext:value-type="float">
            <text:p>12543.853951416</text:p>
          </table:table-cell>
          <table:table-cell office:value-type="float" office:value="5800" calcext:value-type="float">
            <text:p>5800</text:p>
          </table:table-cell>
          <table:table-cell table:formula="of:=1000000/(2*[.E150])" office:value-type="float" office:value="39.8601579655316" calcext:value-type="float">
            <text:p>40</text:p>
          </table:table-cell>
          <table:table-cell table:formula="of:=[.G150]/32" office:value-type="float" office:value="1.24562993642286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0:20:32.424993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8:27:11.094650163</meta:creation-date>
    <dc:date>2019-03-15T20:46:31.330911981</dc:date>
    <meta:editing-duration>PT1H56M2S</meta:editing-duration>
    <meta:editing-cycles>3</meta:editing-cycles>
    <meta:generator>LibreOffice/6.0.2.1$MacOSX_X86_64 LibreOffice_project/f7f06a8f319e4b62f9bc5095aa112a65d2f3ac89</meta:generator>
    <meta:document-statistic meta:table-count="1" meta:cell-count="1144" meta:object-count="0"/>
    <meta:user-defined meta:name=""/>
  </office:meta>
</office:document-meta>
</file>